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3.898cm" style:rel-column-width="15027*"/>
    </style:style>
    <style:style style:name="Table3.B" style:family="table-column">
      <style:table-column-properties style:column-width="13.102cm" style:rel-column-width="505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595cm" style:rel-column-width="10002*"/>
    </style:style>
    <style:style style:name="Table1.B" style:family="table-column">
      <style:table-column-properties style:column-width="14.406cm" style:rel-column-width="555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595cm" style:rel-column-width="10002*"/>
    </style:style>
    <style:style style:name="Table2.B" style:family="table-column">
      <style:table-column-properties style:column-width="14.406cm" style:rel-column-width="5553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595cm" style:rel-column-width="10002*"/>
    </style:style>
    <style:style style:name="Table4.B" style:family="table-column">
      <style:table-column-properties style:column-width="14.406cm" style:rel-column-width="5553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Title">
      <style:text-properties fo:language="de" fo:country="DE" officeooo:paragraph-rsid="001f4e9b"/>
    </style:style>
    <style:style style:name="P4" style:family="paragraph" style:parent-style-name="Subtitle">
      <style:text-properties officeooo:paragraph-rsid="001f4e9b"/>
    </style:style>
    <style:style style:name="P5" style:family="paragraph" style:parent-style-name="Subtitle">
      <style:text-properties fo:language="de" fo:country="DE" officeooo:rsid="001f4e9b" officeooo:paragraph-rsid="001f4e9b"/>
    </style:style>
    <style:style style:name="P6" style:family="paragraph" style:parent-style-name="Subtitle">
      <style:text-properties fo:language="de" fo:country="DE" officeooo:paragraph-rsid="001f4e9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7cm" style:type="right" style:leader-style="dotted" style:leader-text="."/>
        </style:tab-stops>
      </style:paragraph-properties>
    </style:style>
    <style:style style:name="P9" style:family="paragraph" style:parent-style-name="Table_20_Contents">
      <style:text-properties style:font-name="Menlo" fo:font-size="9pt" officeooo:rsid="0034f69a" officeooo:paragraph-rsid="0034f69a" style:font-size-asian="9pt" style:font-size-complex="9pt"/>
    </style:style>
    <style:style style:name="P10" style:family="paragraph" style:parent-style-name="Table_20_Contents">
      <style:text-properties style:font-name="Menlo" fo:font-size="9pt" officeooo:rsid="0034f69a" officeooo:paragraph-rsid="0039ad54" style:font-size-asian="9pt" style:font-size-complex="9pt"/>
    </style:style>
    <style:style style:name="P11" style:family="paragraph" style:parent-style-name="Table_20_Contents">
      <style:text-properties style:font-name="Menlo" fo:font-size="9pt" officeooo:rsid="003815d9" officeooo:paragraph-rsid="003815d9" style:font-size-asian="9pt" style:font-size-complex="9pt"/>
    </style:style>
    <style:style style:name="P12" style:family="paragraph" style:parent-style-name="Table_20_Contents">
      <style:text-properties style:font-name="Menlo" fo:font-size="9pt" fo:font-style="normal" officeooo:rsid="0034f69a" officeooo:paragraph-rsid="0034f69a" style:font-size-asian="9pt" style:font-style-asian="normal" style:font-size-complex="9pt" style:font-style-complex="normal"/>
    </style:style>
    <style:style style:name="P13" style:family="paragraph" style:parent-style-name="Table_20_Contents">
      <style:text-properties style:font-name="Menlo" fo:font-size="9pt" fo:font-style="normal" officeooo:rsid="0034f69a" officeooo:paragraph-rsid="0039ad54" style:font-size-asian="9pt" style:font-style-asian="normal" style:font-size-complex="9pt" style:font-style-complex="normal"/>
    </style:style>
    <style:style style:name="P14" style:family="paragraph" style:parent-style-name="Table_20_Contents">
      <style:text-properties style:font-name="Menlo" fo:font-size="9pt" fo:font-style="normal" officeooo:rsid="003815d9" officeooo:paragraph-rsid="003815d9" style:font-size-asian="9pt" style:font-style-asian="normal" style:font-size-complex="9pt" style:font-style-complex="normal"/>
    </style:style>
    <style:style style:name="P15" style:family="paragraph" style:parent-style-name="Table_20_Contents">
      <style:text-properties fo:font-size="9pt" officeooo:rsid="0034f69a" officeooo:paragraph-rsid="0034f69a" style:font-size-asian="9pt" style:font-size-complex="9pt"/>
    </style:style>
    <style:style style:name="P16" style:family="paragraph" style:parent-style-name="Table_20_Contents">
      <style:text-properties fo:font-size="9pt" officeooo:rsid="0034f69a" officeooo:paragraph-rsid="0039ad54" style:font-size-asian="9pt" style:font-size-complex="9pt"/>
    </style:style>
    <style:style style:name="P17" style:family="paragraph" style:parent-style-name="Table_20_Contents">
      <style:text-properties fo:font-size="9pt" officeooo:rsid="003815d9" officeooo:paragraph-rsid="003815d9" style:font-size-asian="9pt" style:font-size-complex="9pt"/>
    </style:style>
    <style:style style:name="P18" style:family="paragraph" style:parent-style-name="Table_20_Contents">
      <style:text-properties fo:font-size="9pt" officeooo:rsid="0038bf70" officeooo:paragraph-rsid="0038bf70" style:font-size-asian="9pt" style:font-size-complex="9pt"/>
    </style:style>
    <style:style style:name="P19" style:family="paragraph" style:parent-style-name="Table_20_Contents">
      <style:text-properties fo:font-size="9pt" fo:font-style="italic" officeooo:rsid="0034f69a" officeooo:paragraph-rsid="0034f69a" style:font-size-asian="9pt" style:font-style-asian="italic" style:font-size-complex="9pt" style:font-style-complex="italic"/>
    </style:style>
    <style:style style:name="P20" style:family="paragraph" style:parent-style-name="Table_20_Contents">
      <style:text-properties fo:font-size="9pt" fo:font-style="italic" officeooo:rsid="0034f69a" officeooo:paragraph-rsid="0039ad54" style:font-size-asian="9pt" style:font-style-asian="italic" style:font-size-complex="9pt" style:font-style-complex="italic"/>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language="de" fo:country="DE" fo:font-weight="bold" officeooo:paragraph-rsid="001f4e9b" fo:background-color="#fff200" style:font-weight-asian="bold" style:font-weight-complex="bold"/>
    </style:style>
    <style:style style:name="P23" style:family="paragraph" style:parent-style-name="Text_20_body">
      <style:text-properties style:font-name="Menlo"/>
    </style:style>
    <style:style style:name="P24" style:family="paragraph" style:parent-style-name="Text_20_body">
      <style:text-properties style:font-name="Menlo" fo:font-style="normal" officeooo:rsid="003ea548" officeooo:paragraph-rsid="003ea548" style:font-style-asian="normal" style:font-style-complex="normal"/>
    </style:style>
    <style:style style:name="P25" style:family="paragraph" style:parent-style-name="Text_20_body">
      <style:text-properties style:font-name="Menlo" fo:font-style="normal" officeooo:rsid="003fd88d" officeooo:paragraph-rsid="003fd88d" style:font-style-asian="normal" style:font-style-complex="normal"/>
    </style:style>
    <style:style style:name="P26" style:family="paragraph" style:parent-style-name="Text_20_body">
      <style:text-properties style:font-name="Menlo" fo:font-size="8pt" officeooo:paragraph-rsid="00431cdd" style:font-size-asian="8pt" style:font-size-complex="8pt"/>
    </style:style>
    <style:style style:name="P27" style:family="paragraph" style:parent-style-name="Text_20_body">
      <style:text-properties style:font-name="Menlo" fo:font-size="8pt" officeooo:paragraph-rsid="00431cdd" style:font-size-asian="7pt" style:font-size-complex="8pt"/>
    </style:style>
    <style:style style:name="P28" style:family="paragraph" style:parent-style-name="Text_20_body">
      <style:text-properties style:font-name="Liberation Serif"/>
    </style:style>
    <style:style style:name="P29" style:family="paragraph" style:parent-style-name="Text_20_body">
      <style:text-properties style:font-name="Liberation Serif" officeooo:rsid="0038bf70" officeooo:paragraph-rsid="0038bf70"/>
    </style:style>
    <style:style style:name="P30" style:family="paragraph" style:parent-style-name="Text_20_body">
      <style:text-properties style:font-name="Liberation Serif" fo:font-style="normal" fo:font-weight="bold" officeooo:rsid="00402aca" officeooo:paragraph-rsid="00402aca" style:font-style-asian="normal" style:font-weight-asian="bold" style:font-style-complex="normal" style:font-weight-complex="bold"/>
    </style:style>
    <style:style style:name="P31" style:family="paragraph" style:parent-style-name="Text_20_body">
      <style:text-properties style:font-name="Liberation Serif" fo:font-size="9pt" fo:font-style="normal" officeooo:rsid="0039510e" officeooo:paragraph-rsid="0039510e" style:font-size-asian="9pt" style:font-style-asian="normal" style:font-size-complex="9pt" style:font-style-complex="normal"/>
    </style:style>
    <style:style style:name="P32" style:family="paragraph" style:parent-style-name="Text_20_body">
      <style:text-properties officeooo:paragraph-rsid="002c3e41"/>
    </style:style>
    <style:style style:name="P33" style:family="paragraph" style:parent-style-name="Text_20_body">
      <style:text-properties officeooo:paragraph-rsid="002d432d"/>
    </style:style>
    <style:style style:name="P34" style:family="paragraph" style:parent-style-name="Text_20_body">
      <style:text-properties officeooo:rsid="002eca55" officeooo:paragraph-rsid="0038bf70"/>
    </style:style>
    <style:style style:name="P35" style:family="paragraph" style:parent-style-name="Text_20_body">
      <style:text-properties officeooo:rsid="00301c8c" officeooo:paragraph-rsid="00301c8c"/>
    </style:style>
    <style:style style:name="P36" style:family="paragraph" style:parent-style-name="Text_20_body">
      <style:text-properties officeooo:rsid="00329078" officeooo:paragraph-rsid="003815d9"/>
    </style:style>
    <style:style style:name="P37" style:family="paragraph" style:parent-style-name="Text_20_body">
      <style:text-properties officeooo:rsid="003399bf" officeooo:paragraph-rsid="003399bf"/>
    </style:style>
    <style:style style:name="P38" style:family="paragraph" style:parent-style-name="Text_20_body">
      <style:text-properties fo:font-style="italic" officeooo:rsid="003ea548" officeooo:paragraph-rsid="003ea548" style:font-style-asian="italic" style:font-style-complex="italic"/>
    </style:style>
    <style:style style:name="P39" style:family="paragraph" style:parent-style-name="Text_20_body">
      <style:text-properties fo:font-size="9pt" officeooo:rsid="0034f69a" officeooo:paragraph-rsid="0039ad54" style:font-size-asian="9pt" style:font-size-complex="9pt"/>
    </style:style>
    <style:style style:name="P40" style:family="paragraph" style:parent-style-name="Text_20_body">
      <style:text-properties fo:font-size="9pt" officeooo:paragraph-rsid="0034f69a" style:font-size-asian="9pt" style:font-size-complex="9pt"/>
    </style:style>
    <style:style style:name="P41" style:family="paragraph" style:parent-style-name="Text_20_body">
      <style:text-properties fo:font-size="9pt" officeooo:rsid="0039510e" officeooo:paragraph-rsid="0039510e" style:font-size-asian="9pt" style:font-size-complex="9pt"/>
    </style:style>
    <style:style style:name="P42" style:family="paragraph" style:parent-style-name="Text_20_body">
      <style:text-properties fo:font-size="9pt" officeooo:paragraph-rsid="0039ad54" style:font-size-asian="9pt" style:font-size-complex="9pt"/>
    </style:style>
    <style:style style:name="P43" style:family="paragraph" style:parent-style-name="Text_20_body">
      <style:text-properties fo:font-size="9pt" fo:font-style="italic" officeooo:rsid="0034f69a" officeooo:paragraph-rsid="0034f69a" style:font-size-asian="9pt" style:font-style-asian="italic" style:font-size-complex="9pt" style:font-style-complex="italic"/>
    </style:style>
    <style:style style:name="P44" style:family="paragraph" style:parent-style-name="Text_20_body">
      <style:text-properties fo:font-size="9pt" fo:font-style="italic" officeooo:rsid="0034f69a" officeooo:paragraph-rsid="0039ad54" style:font-size-asian="9pt" style:font-style-asian="italic" style:font-size-complex="9pt" style:font-style-complex="italic"/>
    </style:style>
    <style:style style:name="P45" style:family="paragraph" style:parent-style-name="Text_20_body">
      <style:text-properties officeooo:rsid="0038bf70" officeooo:paragraph-rsid="0038bf70"/>
    </style:style>
    <style:style style:name="P46" style:family="paragraph" style:parent-style-name="Text_20_body">
      <style:text-properties officeooo:paragraph-rsid="0039510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Heading_20_1">
      <style:text-properties fo:language="de" fo:country="DE"/>
    </style:style>
    <style:style style:name="P50" style:family="paragraph" style:parent-style-name="Heading_20_1">
      <style:text-properties fo:language="de" fo:country="DE" officeooo:paragraph-rsid="0039ad54"/>
    </style:style>
    <style:style style:name="P51" style:family="paragraph" style:parent-style-name="Heading_20_1">
      <style:text-properties officeooo:rsid="004c336e" officeooo:paragraph-rsid="004c336e"/>
    </style:style>
    <style:style style:name="P52" style:family="paragraph" style:parent-style-name="Heading_20_3">
      <style:text-properties style:font-name="Liberation Serif" officeooo:paragraph-rsid="00431cdd"/>
    </style:style>
    <style:style style:name="P53" style:family="paragraph" style:parent-style-name="Heading_20_3">
      <style:text-properties officeooo:paragraph-rsid="00431cdd"/>
    </style:style>
    <style:style style:name="P54" style:family="paragraph" style:parent-style-name="Text_20_body" style:list-style-name="L1">
      <style:text-properties style:font-name="Liberation Serif" fo:font-style="normal" officeooo:rsid="003fd88d" officeooo:paragraph-rsid="003fd88d" style:font-style-asian="normal" style:font-style-complex="normal"/>
    </style:style>
    <style:style style:name="P55" style:family="paragraph" style:parent-style-name="Text_20_body" style:list-style-name="L1">
      <style:text-properties style:font-name="Liberation Serif" fo:font-style="normal" officeooo:rsid="00402aca" officeooo:paragraph-rsid="00402aca" style:font-style-asian="normal" style:font-style-complex="normal"/>
    </style:style>
    <style:style style:name="P56" style:family="paragraph" style:parent-style-name="Text_20_body">
      <style:text-properties officeooo:rsid="004c336e" officeooo:paragraph-rsid="004c336e"/>
    </style:style>
    <style:style style:name="P57" style:family="paragraph" style:parent-style-name="Text_20_body" style:list-style-name="L3">
      <style:text-properties officeooo:rsid="004e0543" officeooo:paragraph-rsid="004e0543"/>
    </style:style>
    <style:style style:name="P58" style:family="paragraph" style:parent-style-name="Text_20_body" style:list-style-name="L3">
      <style:text-properties fo:font-style="normal" officeooo:rsid="004e0543" officeooo:paragraph-rsid="004e0543" style:font-style-asian="normal" style:font-style-complex="normal"/>
    </style:style>
    <style:style style:name="P59" style:family="paragraph" style:parent-style-name="Text_20_body" style:list-style-name="L3">
      <style:text-properties style:font-name="Menlo" fo:font-style="normal" officeooo:rsid="004e0543" officeooo:paragraph-rsid="004e0543" style:font-style-asian="normal" style:font-style-complex="normal"/>
    </style:style>
    <style:style style:name="P60" style:family="paragraph" style:parent-style-name="Text_20_body" style:list-style-name="L3"/>
    <style:style style:name="P61" style:family="paragraph" style:parent-style-name="Text_20_body" style:list-style-name="L3">
      <style:text-properties style:font-name="Liberation Serif" fo:font-style="normal" officeooo:rsid="004e0543" officeooo:paragraph-rsid="004e0543" style:font-style-asian="normal" style:font-style-complex="normal"/>
    </style:style>
    <style:style style:name="T1" style:family="text">
      <style:text-properties officeooo:rsid="001fbed0"/>
    </style:style>
    <style:style style:name="T2" style:family="text">
      <style:text-properties officeooo:rsid="001f4e9b"/>
    </style:style>
    <style:style style:name="T3" style:family="text">
      <style:text-properties style:font-name="Liberation Sans" fo:font-size="28pt" fo:font-weight="bold" officeooo:rsid="0023af05" style:font-name-asian="AR PL SungtiL GB" style:font-size-asian="28pt" style:font-weight-asian="bold" style:font-name-complex="Lohit Devanagari" style:font-size-complex="28pt" style:font-weight-complex="bold"/>
    </style:style>
    <style:style style:name="T4" style:family="text">
      <style:text-properties style:font-name="Liberation Sans" fo:font-size="18pt" officeooo:rsid="0023af05" style:font-name-asian="AR PL SungtiL GB" style:font-size-asian="18pt" style:font-name-complex="Lohit Devanagari" style:font-size-complex="18pt"/>
    </style:style>
    <style:style style:name="T5" style:family="text">
      <style:text-properties fo:language="de" fo:country="DE" officeooo:rsid="001f4e9b"/>
    </style:style>
    <style:style style:name="T6" style:family="text">
      <style:text-properties fo:language="de" fo:country="DE" officeooo:rsid="0029df04"/>
    </style:style>
    <style:style style:name="T7" style:family="text">
      <style:text-properties fo:language="de" fo:country="DE" officeooo:rsid="002951c2"/>
    </style:style>
    <style:style style:name="T8" style:family="text">
      <style:text-properties fo:language="de" fo:country="DE" officeooo:rsid="002a5b54"/>
    </style:style>
    <style:style style:name="T9" style:family="text">
      <style:text-properties fo:language="de" fo:country="DE" officeooo:rsid="002c3e41"/>
    </style:style>
    <style:style style:name="T10" style:family="text">
      <style:text-properties fo:language="de" fo:country="DE" officeooo:rsid="002d432d"/>
    </style:style>
    <style:style style:name="T11" style:family="text">
      <style:text-properties fo:language="de" fo:country="DE" officeooo:rsid="002eca55" fo:background-color="transparent" loext:char-shading-value="0"/>
    </style:style>
    <style:style style:name="T12" style:family="text">
      <style:text-properties fo:language="de" fo:country="DE" officeooo:rsid="003815d9" fo:background-color="transparent" loext:char-shading-value="0"/>
    </style:style>
    <style:style style:name="T13" style:family="text">
      <style:text-properties fo:language="de" fo:country="DE" officeooo:rsid="0046bc40" fo:background-color="transparent" loext:char-shading-value="0"/>
    </style:style>
    <style:style style:name="T14" style:family="text">
      <style:text-properties fo:language="de" fo:country="DE" officeooo:rsid="002d432d" fo:background-color="transparent" loext:char-shading-value="0"/>
    </style:style>
    <style:style style:name="T15" style:family="text">
      <style:text-properties fo:language="de" fo:country="DE" fo:font-style="normal" fo:background-color="transparent" loext:char-shading-value="0" style:font-style-asian="normal" style:font-style-complex="normal"/>
    </style:style>
    <style:style style:name="T16" style:family="text">
      <style:text-properties fo:language="de" fo:country="DE" fo:font-style="normal" officeooo:rsid="0046bc40" fo:background-color="transparent" loext:char-shading-value="0" style:font-style-asian="normal" style:font-style-complex="normal"/>
    </style:style>
    <style:style style:name="T17" style:family="text">
      <style:text-properties fo:language="de" fo:country="DE" officeooo:rsid="0039ad54"/>
    </style:style>
    <style:style style:name="T18" style:family="text">
      <style:text-properties fo:language="de" fo:country="DE" officeooo:rsid="003b9226"/>
    </style:style>
    <style:style style:name="T19" style:family="text">
      <style:text-properties fo:language="de" fo:country="DE" officeooo:rsid="0046bc40"/>
    </style:style>
    <style:style style:name="T20" style:family="text">
      <style:text-properties fo:language="de" fo:country="DE" officeooo:rsid="0048d18e"/>
    </style:style>
    <style:style style:name="T21" style:family="text">
      <style:text-properties fo:font-style="italic" style:font-style-asian="italic" style:font-style-complex="italic"/>
    </style:style>
    <style:style style:name="T22" style:family="text">
      <style:text-properties fo:font-style="italic" officeooo:rsid="0034f69a" style:font-style-asian="italic" style:font-style-complex="italic"/>
    </style:style>
    <style:style style:name="T23" style:family="text">
      <style:text-properties fo:font-style="italic" officeooo:rsid="0048cd92" style:font-style-asian="italic" style:font-style-complex="italic"/>
    </style:style>
    <style:style style:name="T24" style:family="text">
      <style:text-properties style:font-name="Menlo" fo:language="de" fo:country="DE" fo:font-style="italic" fo:background-color="transparent" loext:char-shading-value="0" style:font-style-asian="italic" style:font-style-complex="italic"/>
    </style:style>
    <style:style style:name="T25" style:family="text">
      <style:text-properties style:font-name="Menlo" fo:language="de" fo:country="DE" fo:font-style="italic" officeooo:rsid="00301c8c" fo:background-color="transparent" loext:char-shading-value="0" style:font-style-asian="italic" style:font-style-complex="italic"/>
    </style:style>
    <style:style style:name="T26" style:family="text">
      <style:text-properties style:font-name="Menlo" fo:language="de" fo:country="DE" fo:font-style="italic" officeooo:rsid="003815d9" fo:background-color="transparent" loext:char-shading-value="0" style:font-style-asian="italic" style:font-style-complex="italic"/>
    </style:style>
    <style:style style:name="T27" style:family="text">
      <style:text-properties style:font-name="Menlo" fo:language="de" fo:country="DE" fo:font-style="normal" officeooo:rsid="00301c8c" fo:background-color="transparent" loext:char-shading-value="0" style:font-style-asian="normal" style:font-style-complex="normal"/>
    </style:style>
    <style:style style:name="T28" style:family="text">
      <style:text-properties style:font-name="Menlo" fo:font-style="italic" style:font-style-asian="italic" style:font-style-complex="italic"/>
    </style:style>
    <style:style style:name="T29" style:family="text">
      <style:text-properties style:font-name="Menlo" fo:font-style="italic" officeooo:rsid="0030b0c2" style:font-style-asian="italic" style:font-style-complex="italic"/>
    </style:style>
    <style:style style:name="T30" style:family="text">
      <style:text-properties style:font-name="Menlo" fo:font-style="italic" officeooo:rsid="0039510e"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34f69a" style:font-style-asian="normal" style:font-style-complex="normal"/>
    </style:style>
    <style:style style:name="T33" style:family="text">
      <style:text-properties style:font-name="Liberation Serif" fo:language="de" fo:country="DE" fo:background-color="transparent" loext:char-shading-value="0"/>
    </style:style>
    <style:style style:name="T34" style:family="text">
      <style:text-properties style:font-name="Liberation Serif" fo:language="de" fo:country="DE" officeooo:rsid="00301c8c" fo:background-color="transparent" loext:char-shading-value="0"/>
    </style:style>
    <style:style style:name="T35" style:family="text">
      <style:text-properties style:font-name="Liberation Serif" fo:language="de" fo:country="DE" fo:font-style="normal" fo:background-color="transparent" loext:char-shading-value="0" style:font-style-asian="normal" style:font-style-complex="normal"/>
    </style:style>
    <style:style style:name="T36" style:family="text">
      <style:text-properties style:font-name="Liberation Serif" fo:language="de" fo:country="DE" fo:font-style="normal" officeooo:rsid="003815d9" fo:background-color="transparent" loext:char-shading-value="0" style:font-style-asian="normal" style:font-style-complex="normal"/>
    </style:style>
    <style:style style:name="T37" style:family="text">
      <style:text-properties style:font-name="Liberation Serif" fo:language="de" fo:country="DE" fo:font-style="normal" officeooo:rsid="00301c8c" fo:background-color="transparent" loext:char-shading-value="0" style:font-style-asian="normal" style:font-style-complex="normal"/>
    </style:style>
    <style:style style:name="T38" style:family="text">
      <style:text-properties style:font-name="Liberation Serif" fo:language="de" fo:country="DE" fo:font-style="normal" officeooo:rsid="0039510e" fo:background-color="transparent" loext:char-shading-value="0" style:font-style-asian="normal" style:font-style-complex="normal"/>
    </style:style>
    <style:style style:name="T39" style:family="text">
      <style:text-properties style:font-name="Liberation Serif" fo:font-style="normal" style:font-style-asian="normal" style:font-style-complex="normal"/>
    </style:style>
    <style:style style:name="T40" style:family="text">
      <style:text-properties style:font-name="Liberation Serif" fo:font-style="normal" officeooo:rsid="0030b0c2" style:font-style-asian="normal" style:font-style-complex="normal"/>
    </style:style>
    <style:style style:name="T41" style:family="text">
      <style:text-properties style:font-name="Liberation Serif" fo:font-style="normal" officeooo:rsid="00329078" style:font-style-asian="normal" style:font-style-complex="normal"/>
    </style:style>
    <style:style style:name="T42" style:family="text">
      <style:text-properties style:font-name="Liberation Serif" fo:font-style="normal" officeooo:rsid="0039510e" style:font-style-asian="normal" style:font-style-complex="normal"/>
    </style:style>
    <style:style style:name="T43" style:family="text">
      <style:text-properties style:font-name="Liberation Serif" fo:font-style="normal" officeooo:rsid="0038bf70" style:font-style-asian="normal" style:font-style-complex="normal"/>
    </style:style>
    <style:style style:name="T44" style:family="text">
      <style:text-properties style:font-name="Liberation Serif" fo:font-style="normal" officeooo:rsid="0039ad54" style:font-style-asian="normal" style:font-style-complex="normal"/>
    </style:style>
    <style:style style:name="T45" style:family="text">
      <style:text-properties style:font-name="Liberation Serif" fo:font-style="normal" officeooo:rsid="0046bc40" style:font-style-asian="normal" style:font-style-complex="normal"/>
    </style:style>
    <style:style style:name="T46" style:family="text">
      <style:text-properties style:font-name="Liberation Serif" fo:font-size="9pt" fo:font-style="normal" officeooo:rsid="0039510e" style:font-size-asian="9pt" style:font-style-asian="normal" style:font-size-complex="9pt" style:font-style-complex="normal"/>
    </style:style>
    <style:style style:name="T47" style:family="text">
      <style:text-properties officeooo:rsid="003399bf"/>
    </style:style>
    <style:style style:name="T48" style:family="text">
      <style:text-properties officeooo:rsid="0034f69a"/>
    </style:style>
    <style:style style:name="T49" style:family="text">
      <style:text-properties officeooo:rsid="0038bf70"/>
    </style:style>
    <style:style style:name="T50" style:family="text">
      <style:text-properties fo:font-weight="normal" officeooo:rsid="0038bf70" style:font-weight-asian="normal" style:font-weight-complex="normal"/>
    </style:style>
    <style:style style:name="T51" style:family="text">
      <style:text-properties officeooo:rsid="0039510e"/>
    </style:style>
    <style:style style:name="T52" style:family="text">
      <style:text-properties fo:font-size="9pt" officeooo:rsid="0039510e" style:font-size-asian="9pt" style:font-size-complex="9pt"/>
    </style:style>
    <style:style style:name="T53" style:family="text">
      <style:text-properties officeooo:rsid="0039ad54"/>
    </style:style>
    <style:style style:name="T54" style:family="text">
      <style:text-properties officeooo:rsid="003d449e"/>
    </style:style>
    <style:style style:name="T55" style:family="text">
      <style:text-properties officeooo:rsid="003fd88d"/>
    </style:style>
    <style:style style:name="T56" style:family="text">
      <style:text-properties officeooo:rsid="00402aca"/>
    </style:style>
    <style:style style:name="T57" style:family="text">
      <style:text-properties officeooo:rsid="00415a3e"/>
    </style:style>
    <style:style style:name="T58" style:family="text">
      <style:text-properties officeooo:rsid="00431cdd"/>
    </style:style>
    <style:style style:name="T59" style:family="text">
      <style:text-properties officeooo:rsid="00482456"/>
    </style:style>
    <style:style style:name="T60" style:family="text">
      <style:text-properties officeooo:rsid="004c336e"/>
    </style:style>
    <style:style style:name="T61" style:family="text">
      <style:text-properties style:font-name="Menlo" fo:font-style="normal" officeooo:rsid="004e0543" style:font-style-asian="normal" style:font-style-complex="normal"/>
    </style:style>
    <style:style style:name="T62" style:family="text">
      <style:text-properties style:font-name="Liberation Serif" fo:font-style="normal" officeooo:rsid="004e0543"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text:span text:style-name="T2">Aufgabe 1: </text:span><text:span text:style-name="T3">Wörter aufräumen</text:span><text:reference-mark-end text:name="Aufgabe"/></text:p>
      <text:p text:style-name="P4"><text:span text:style-name="T5">Team-ID: </text:span><text:span text:style-name="T17">00383</text:span></text:p>
      <text:p text:style-name="P6"><text:span text:style-name="T2">Team: </text:span><text:span text:style-name="T4">Theodor Teslia</text:span></text:p>
      <text:p text:style-name="P6"><text:span text:style-name="T2">Bearbeiter dieser Aufgabe:<text:line-break/></text:span><text:span text:style-name="T4">Theodor Teslia</text:span></text:p>
      <text:p text:style-name="P5"><text:date style:data-style-name="N81" text:date-value="2020-10-28T21:01:41.900865510">28. Oktober 2020</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Inhaltsverzeichnis</text:p>
          </text:index-title>
          <text:p text:style-name="P7"><text:a xlink:type="simple" xlink:href="#__RefHeading___Toc2232_4178761632" text:style-name="Index_20_Link" text:visited-style-name="Index_20_Link">Lösungsidee<text:tab/>1</text:a></text:p>
          <text:p text:style-name="P7"><text:a xlink:type="simple" xlink:href="#__RefHeading___Toc2234_4178761632" text:style-name="Index_20_Link" text:visited-style-name="Index_20_Link">Umsetzung<text:tab/>2</text:a></text:p>
          <text:p text:style-name="P8"><text:a xlink:type="simple" xlink:href="#__RefHeading___Toc1365_3110024316" text:style-name="Index_20_Link" text:visited-style-name="Index_20_Link">SearchedWord<text:tab/>2</text:a></text:p>
          <text:p text:style-name="P8"><text:a xlink:type="simple" xlink:href="#__RefHeading___Toc1357_3110024316" text:style-name="Index_20_Link" text:visited-style-name="Index_20_Link">recursiveSolution(searched, given, cat)<text:tab/>2</text:a></text:p>
          <text:p text:style-name="P8"><text:a xlink:type="simple" xlink:href="#__RefHeading___Toc1367_3110024316" text:style-name="Index_20_Link" text:visited-style-name="Index_20_Link">wouldFit(hidden, openned)<text:tab/>3</text:a></text:p>
          <text:p text:style-name="P8"><text:a xlink:type="simple" xlink:href="#__RefHeading___Toc1363_3110024316" text:style-name="Index_20_Link" text:visited-style-name="Index_20_Link">fixDuplicateWords(searched, given, cat)<text:tab/>3</text:a></text:p>
          <text:p text:style-name="P7"><text:a xlink:type="simple" xlink:href="#__RefHeading___Toc842_2565024328" text:style-name="Index_20_Link" text:visited-style-name="Index_20_Link">Anwendung<text:tab/>4</text:a></text:p>
          <text:p text:style-name="P7"><text:a xlink:type="simple" xlink:href="#__RefHeading___Toc2236_4178761632" text:style-name="Index_20_Link" text:visited-style-name="Index_20_Link">Beispiele<text:tab/>4</text:a></text:p>
          <text:p text:style-name="P8"><text:a xlink:type="simple" xlink:href="#__RefHeading___Toc1361_3110024316" text:style-name="Index_20_Link" text:visited-style-name="Index_20_Link">Beispielhafte Durchführung des Programms<text:tab/>4</text:a></text:p>
          <text:p text:style-name="P8"><text:a xlink:type="simple" xlink:href="#__RefHeading___Toc1359_3110024316" text:style-name="Index_20_Link" text:visited-style-name="Index_20_Link">Vorgegebene Beispiele (Rätsel der BwInf Seite)<text:tab/>5</text:a></text:p>
          <text:p text:style-name="P7"><text:a xlink:type="simple" xlink:href="#__RefHeading___Toc2238_4178761632" text:style-name="Index_20_Link" text:visited-style-name="Index_20_Link">Quellcode<text:tab/>6</text:a></text:p>
          <text:p text:style-name="P8"><text:a xlink:type="simple" xlink:href="#__RefHeading___Toc1937_3110024316" text:style-name="Index_20_Link" text:visited-style-name="Index_20_Link">recursiveSolution(searched, given, cat)<text:tab/>6</text:a></text:p>
          <text:p text:style-name="P8"><text:a xlink:type="simple" xlink:href="#__RefHeading___Toc1939_3110024316" text:style-name="Index_20_Link" text:visited-style-name="Index_20_Link">fixDuplicateWords(searched, given, cat)<text:tab/>6</text:a></text:p>
        </text:index-body>
      </text:table-of-content>
      <text:p text:style-name="P22"/>
      <text:h text:style-name="P49" text:outline-level="1"><text:bookmark-start text:name="__RefHeading___Toc2232_4178761632"/>Lösungsidee<text:bookmark-end text:name="__RefHeading___Toc2232_4178761632"/></text:h>
      <text:p text:style-name="P32"><text:span text:style-name="T7">Meine Lösungsidee bestand </text:span><text:span text:style-name="T20">d</text:span><text:span text:style-name="T19">arin</text:span><text:span text:style-name="T7">, dass ich herausfinde, welche Wörter eindeutig zuweisbar sind, diese dann zuzuweisen und dies immer weiter zu wiederholen. </text:span></text:p>
      <text:p text:style-name="P33"><text:span text:style-name="T7">Dieser </text:span><text:span text:style-name="T6">Algorithmus</text:span><text:span text:style-name="T7"> ist in zwei Schritte </text:span><text:span text:style-name="T6">aufgeteilt. Zuerst wird überprüft, ob es Wörter gibt die </text:span><text:span text:style-name="T8">schon eindeutig sind, </text:span><text:span text:style-name="T9">das heißt bei denen sich sagen lässt, dass sie aufgrund der Länge und der vorgegebenen Buchstaben der „verschlüsselten“ Wörter nur zu einem Wort passen</text:span><text:span text:style-name="T8">. </text:span></text:p>
      <text:p text:style-name="P33"><text:span text:style-name="T8">Darauf folgend wird geprüft, ob das gleiche Wort mehrmals in der Lösung vorkommt </text:span><text:span text:style-name="T9">und ob die Möglichkeiten, wo dieses Wort hinpassen würde gleich der Anzahl der Vorkommen des Wortes ist. </text:span><text:span text:style-name="T17">Das Problem welches ohne diesen Schritt aufkäme wäre, dass der Algorithmus denkt, dass </text:span><text:span text:style-name="T18">es für eines der Mehrfach vorkommenden Wörter mehrere Möglichkeiten gibt. Da diese mehreren Positionen aber für das gleiche Wort sind sollte es eigentlich Eindeutig sein.</text:span></text:p>
      <text:h text:style-name="P49" text:outline-level="1"><text:bookmark-start text:name="__RefHeading___Toc2234_4178761632"/><text:soft-page-break/>Umsetzung<text:bookmark-end text:name="__RefHeading___Toc2234_4178761632"/></text:h>
      <text:p text:style-name="P33"><text:span text:style-name="T10">Die genutzte Sprache war Python. </text:span><text:span text:style-name="T14">Um die Prüfung der Eindeutigkeit zu vereinfachen habe ich zuerst die gegebenen Wörter in ein D</text:span><text:span text:style-name="T11">ictionary </text:span><text:span text:style-name="T13">umgewandelt</text:span><text:span text:style-name="T11">. Hierbei war der Wert jeweils ein List-Objekt mit den Indices der Wörter, welche die Länge haben, die der Schlüssel darstellt. </text:span><text:span text:style-name="T12">Die gesuchten Wörter werden in einem Datentypen namens </text:span><text:span text:style-name="T26">SearchedWord </text:span><text:span text:style-name="T36">gespeichert.</text:span></text:p>
      <text:p text:style-name="P34"><text:span text:style-name="T36">Der Algorithmus wird durch ein for-each-Schleife dargestellt, welche durch alle Schlüssel-Werte des Dictionarys für die zu suchen</text:span><text:span text:style-name="T37">d</text:span><text:span text:style-name="T36">en </text:span><text:span text:style-name="T37">Wörter iteriert. Dort wird bei jeder Iteration die Methode </text:span><text:span text:style-name="T25">recursiveSolution(searched, given, cat)</text:span><text:span text:style-name="T27"> </text:span><text:span text:style-name="T37">aufgerufen.</text:span></text:p>
      <text:h text:style-name="Heading_20_3" text:outline-level="3"><text:bookmark-start text:name="__RefHeading___Toc1365_3110024316"/>SearchedWord<text:bookmark-end text:name="__RefHeading___Toc1365_3110024316"/></text:h>
      <text:p text:style-name="P28">Diese Klasse besitzt folgende Attribute:</text:p>
      <table:table table:name="Table3" table:style-name="Table3">
        <table:table-column table:style-name="Table3.A"/>
        <table:table-column table:style-name="Table3.B"/>
        <table:table-row>
          <table:table-cell table:style-name="Table3.A1" office:value-type="string">
            <text:p text:style-name="P11">word</text:p>
          </table:table-cell>
          <table:table-cell table:style-name="Table3.B1" office:value-type="string">
            <text:p text:style-name="P17">Speichert das verdeckte Wort mit den unterstrichen anstatt Buchstaben</text:p>
          </table:table-cell>
        </table:table-row>
        <table:table-row>
          <table:table-cell table:style-name="Table3.A2" office:value-type="string">
            <text:p text:style-name="P11">punctuation</text:p>
          </table:table-cell>
          <table:table-cell table:style-name="Table3.B2" office:value-type="string">
            <text:p text:style-name="P17">Speichert das <text:span text:style-name="T49">Satzzeichen am Ende des Wortes; Falls keins vorhanden </text:span><text:span text:style-name="T50">→ Leerer String</text:span></text:p>
          </table:table-cell>
        </table:table-row>
        <table:table-row>
          <table:table-cell table:style-name="Table3.A2" office:value-type="string">
            <text:p text:style-name="P11">completedWord</text:p>
          </table:table-cell>
          <table:table-cell table:style-name="Table3.B2" office:value-type="string">
            <text:p text:style-name="P18">Erstmals leer; Speichert das zugehörige Wort sobald es zugeordnet wird</text:p>
          </table:table-cell>
        </table:table-row>
        <table:table-row>
          <table:table-cell table:style-name="Table3.A2" office:value-type="string">
            <text:p text:style-name="P11">givenChars</text:p>
          </table:table-cell>
          <table:table-cell table:style-name="Table3.B2" office:value-type="string">
            <text:p text:style-name="P18">Dictionary{int : char}</text:p>
            <text:p text:style-name="P18">Speichert den Index des vorgegebenen Wortes und den Buchstaben</text:p>
          </table:table-cell>
        </table:table-row>
        <table:table-row>
          <table:table-cell table:style-name="Table3.A2" office:value-type="string">
            <text:p text:style-name="P11">origIndex</text:p>
          </table:table-cell>
          <table:table-cell table:style-name="Table3.B2" office:value-type="string">
            <text:p text:style-name="P18">Speichert den Index des Wortes in dem fertigen Satz</text:p>
          </table:table-cell>
        </table:table-row>
      </table:table>
      <text:p text:style-name="Text_20_body"/>
      <text:p text:style-name="P45"><text:span text:style-name="T34">D</text:span><text:span text:style-name="T33">er Konstruktor besitzt die Parameter </text:span><text:span text:style-name="T24">newWord </text:span><text:span text:style-name="T35">und</text:span><text:span text:style-name="T24"> index</text:span><text:span text:style-name="T35">;</text:span><text:span text:style-name="T24"> </text:span><text:span text:style-name="T35">Jeweils als Wert für die Attribute</text:span><text:span text:style-name="T24"> word </text:span><text:span text:style-name="T35">und</text:span><text:span text:style-name="T24"> index.</text:span></text:p>
      <text:p text:style-name="P29"><text:span text:style-name="T15">Die Attribute sind alle public, da ich in anderen Sprachen (bspw. C++) ein struct genutzt hätte, dass nur zur Speicherung/Sammlung von Werten </text:span><text:span text:style-name="T16">und nicht dem Arbeiten davon </text:span><text:span text:style-name="T15">da ist und dessen Attribute </text:span><text:span text:style-name="T16">deshalb auch </text:span><text:span text:style-name="T15">public sind.</text:span></text:p>
      <text:h text:style-name="Heading_20_3" text:outline-level="3"><text:bookmark-start text:name="__RefHeading___Toc1357_3110024316"/>recursiveSolution(searched, given, cat)<text:bookmark-end text:name="__RefHeading___Toc1357_3110024316"/></text:h>
      <text:p text:style-name="P37">Parameter: </text:p>
      <table:table table:name="Table1" table:style-name="Table1">
        <table:table-column table:style-name="Table1.A"/>
        <table:table-column table:style-name="Table1.B"/>
        <table:table-row>
          <table:table-cell table:style-name="Table1.A1" office:value-type="string">
            <text:p text:style-name="P12">searched</text:p>
          </table:table-cell>
          <table:table-cell table:style-name="Table1.B1" office:value-type="string">
            <text:p text:style-name="P39">Dictionary{ int : List[<text:span text:style-name="T53">SearchedWord</text:span>] }</text:p>
            <text:p text:style-name="P43">Schlüssel: <text:span text:style-name="T31">Länge der Wörter</text:span></text:p>
            <text:p text:style-name="P43">Wert: <text:span text:style-name="T31">Liste mit gesuchten Wörtern; Alle gleichlang</text:span></text:p>
          </table:table-cell>
        </table:table-row>
        <table:table-row>
          <table:table-cell table:style-name="Table1.A2" office:value-type="string">
            <text:p text:style-name="P9">given</text:p>
          </table:table-cell>
          <table:table-cell table:style-name="Table1.B2" office:value-type="string">
            <text:p text:style-name="P39">Dictionary{ int : List[<text:span text:style-name="T53">SearchedWord</text:span>] }</text:p>
            <text:p text:style-name="P43">Schlüssel: <text:span text:style-name="T31">Länge der Wörter</text:span></text:p>
            <text:p text:style-name="P40"><text:span text:style-name="T22">Wert: </text:span><text:span text:style-name="T32">Liste mit gegebenen Wörtern; Alle gleichlang</text:span></text:p>
          </table:table-cell>
        </table:table-row>
        <table:table-row>
          <table:table-cell table:style-name="Table1.A2" office:value-type="string">
            <text:p text:style-name="P9">cat</text:p>
          </table:table-cell>
          <table:table-cell table:style-name="Table1.B2" office:value-type="string">
            <text:p text:style-name="P15">Int</text:p>
            <text:p text:style-name="P19">Wert: <text:span text:style-name="T31">Schlüssel für searched und given</text:span></text:p>
          </table:table-cell>
        </table:table-row>
      </table:table>
      <text:p text:style-name="P37"/>
      <text:p text:style-name="P35">Die Prüfung läuft so ab, dass durch eine geschachtelte for Schleife geprüft wird, ob ein gegebenes Wort zu einem gesuchten Wort passen würde. <text:span text:style-name="T49">Hierbei stellt die Zählvariable der äußeren Schleife </text:span><text:soft-page-break/><text:span text:style-name="T49">den Index der gegebenen Wörter dar und die innere Zählvariable die gesuchten Wörter.</text:span> Dies wird durch die Methode <text:span text:style-name="T28">wouldFit(hidden, openned) </text:span><text:span text:style-name="T39">erreicht. </text:span><text:span text:style-name="T40">Wenn diese Methode </text:span><text:span text:style-name="T29">True </text:span><text:span text:style-name="T40">zurückgibt wird eine Zählva</text:span><text:span text:style-name="T41">riable erhöht, sodass </text:span><text:span text:style-name="T45">man</text:span><text:span text:style-name="T41">, nachdem durch die innere der Schleifen durchgelaufen wurde, weiß, an wie vielen möglichen Positionen dieses Wort stehen kann. Sollte dies 1 sein kann man es zuordnen, da es nur eine Möglichkeit gibt. </text:span><text:span text:style-name="T45">Dies wird dann auch getan.</text:span></text:p>
      <text:p text:style-name="P46"><text:span text:style-name="T43">Nach der äußeren Schleife wird geprüft, ob </text:span><text:span text:style-name="T42">alle gegebenen Wörter einer Größe einem gesuchten Wort zugeordnet werden konnten. Wenn dies der Fall ist wird die Schleife einfach abgebrochen und der Durchlauf beginnt von vorne mit der nächsten Größe an Wörtern, ansonsten wird die Methode </text:span><text:span text:style-name="T30">fixDuplicateWords(searched, given, cat) </text:span><text:span text:style-name="T42">und danach wieder </text:span><text:span text:style-name="T25">recursiveSolution(searched, given, cat) </text:span><text:span text:style-name="T38">aufgerufen</text:span><text:span text:style-name="T37">.</text:span></text:p>
      <text:h text:style-name="Heading_20_3" text:outline-level="3"><text:bookmark-start text:name="__RefHeading___Toc1367_3110024316"/>wouldFit(hidden, openned)<text:bookmark-end text:name="__RefHeading___Toc1367_3110024316"/></text:h>
      <table:table table:name="Table2" table:style-name="Table2">
        <table:table-column table:style-name="Table2.A"/>
        <table:table-column table:style-name="Table2.B"/>
        <table:table-row>
          <table:table-cell table:style-name="Table2.A1" office:value-type="string">
            <text:p text:style-name="P14">hidden</text:p>
          </table:table-cell>
          <table:table-cell table:style-name="Table2.B1" office:value-type="string">
            <text:p text:style-name="P31">SearchedWord</text:p>
            <text:p text:style-name="P31">Objekt, das ein gesuchtes Wort speichert, welches überprüft werden soll</text:p>
          </table:table-cell>
        </table:table-row>
        <table:table-row>
          <table:table-cell table:style-name="Table2.A2" office:value-type="string">
            <text:p text:style-name="P11">given</text:p>
          </table:table-cell>
          <table:table-cell table:style-name="Table2.B2" office:value-type="string">
            <text:p text:style-name="P41"><text:span text:style-name="T48">S</text:span>tring</text:p>
            <text:p text:style-name="P46"><text:span text:style-name="T52">Objekt, </text:span><text:span text:style-name="T46">das ein gegebenes Wort speichert, welches überprüft werden soll</text:span></text:p>
          </table:table-cell>
        </table:table-row>
      </table:table>
      <text:p text:style-name="P36">Zuerst wird geprüft, ob <text:span text:style-name="T47">die Länge </text:span><text:span text:style-name="T51">der Wörter gleich ist. Dies sollte aufgrund der Sortierung nach Größe der Fall sein, ist aber etwas bei der Sortierung falsch gelaufen zerstört es nicht sofort das Programm. Im weiteren Verlauf wird überprüft, ob es einen vorgegebenen Buchstaben gibt und falls nein der </text:span><text:span text:style-name="T30">True </text:span><text:span text:style-name="T42">zurückgegeben. Ansonsten iteriert der Algorithmus durch die Schlüssel des Dictionarys, welches die gegebenen Buchstaben speichert </text:span><text:span text:style-name="T44">und überprüft, ob diese auch so in dem gegebenen Wort an der Stelle gleichen vorkommen und gibt den dementsprechenden Wert zurück.</text:span></text:p>
      <text:h text:style-name="Heading_20_3" text:outline-level="3"><text:bookmark-start text:name="__RefHeading___Toc1363_3110024316"/>fixDuplicateWords(searched, given, cat)<text:bookmark-end text:name="__RefHeading___Toc1363_3110024316"/></text:h>
      <table:table table:name="Table4" table:style-name="Table4">
        <table:table-column table:style-name="Table4.A"/>
        <table:table-column table:style-name="Table4.B"/>
        <table:table-row>
          <table:table-cell table:style-name="Table4.A1" office:value-type="string">
            <text:p text:style-name="P13">searched</text:p>
          </table:table-cell>
          <table:table-cell table:style-name="Table4.B1" office:value-type="string">
            <text:p text:style-name="P39">Dictionary{ int : List[<text:span text:style-name="T53">SearchedWord</text:span>] }</text:p>
            <text:p text:style-name="P44">Schlüssel: <text:span text:style-name="T31">Länge der Wörter</text:span></text:p>
            <text:p text:style-name="P44">Wert: <text:span text:style-name="T31">Liste mit gesuchten Wörtern; Alle gleichlang</text:span></text:p>
          </table:table-cell>
        </table:table-row>
        <table:table-row>
          <table:table-cell table:style-name="Table4.A2" office:value-type="string">
            <text:p text:style-name="P10">given</text:p>
          </table:table-cell>
          <table:table-cell table:style-name="Table4.B2" office:value-type="string">
            <text:p text:style-name="P39">Dictionary{ int : List[<text:span text:style-name="T53">SearchedWord</text:span>] }</text:p>
            <text:p text:style-name="P44">Schlüssel: <text:span text:style-name="T31">Länge der Wörter</text:span></text:p>
            <text:p text:style-name="P42"><text:span text:style-name="T22">Wert: </text:span><text:span text:style-name="T32">Liste mit gegebenen Wörtern; Alle gleichlang</text:span></text:p>
          </table:table-cell>
        </table:table-row>
        <table:table-row>
          <table:table-cell table:style-name="Table4.A2" office:value-type="string">
            <text:p text:style-name="P10">cat</text:p>
          </table:table-cell>
          <table:table-cell table:style-name="Table4.B2" office:value-type="string">
            <text:p text:style-name="P16">Int</text:p>
            <text:p text:style-name="P20">Wert: <text:span text:style-name="T31">Schlüssel für searched und given</text:span></text:p>
          </table:table-cell>
        </table:table-row>
      </table:table>
      <text:p text:style-name="Text_20_body">Durch mehrere Schleifen wird aus given eine zwei-dimensionale Liste gebildet, die als zweite Dimension eine Liste mit Indices hat, die die Positionen von gleichen Wörtern in given darstellen; <text:span text:style-name="T59">Die gleichen Wörter sind in der ersten Dimension gespeichert</text:span>. Diese Liste besteht nur aus Listen mit mindestens zwei gleichen <text:span text:style-name="T54">Wörtern, da alles andere keinen Sinn ergäbe.</text:span></text:p>
      <text:p text:style-name="Text_20_body"><text:soft-page-break/>Dann wird diese Liste so ähnlich, <text:span text:style-name="T59">wie</text:span> in der Methode <text:span text:style-name="T28">recursiveSolution(searched, given, cat)</text:span> gelöst. Der <text:span text:style-name="T59">U</text:span>nterschied ist bloß, dass das einfügen der gegebenen Wörter in die gesuchten dann stattfindet, wenn die Anzahl der passenden Wörter gleich der Anzahl der gleichen Wörter ist, sodass es klar ist, dass diese Menge an gleichen Wörtern zu genau diesen gesuchten Wörtern gehört. Sollte<text:span text:style-name="T59">n</text:span> es mehr Möglichkeiten sein, wird dies durch den nächsten Aufruf von <text:span text:style-name="T28">recursiveSolution(searched, given, cat)</text:span> gelöst, da das Rätsel ansonsten nicht eindeutig wäre, da mehrere Wörter zu mehreren gesuchten Wörtern gehören <text:span text:style-name="T59">können</text:span>.</text:p>
      <text:h text:style-name="P51" text:outline-level="1"><text:bookmark-start text:name="__RefHeading___Toc842_2565024328"/>Anwendung<text:bookmark-end text:name="__RefHeading___Toc842_2565024328"/></text:h>
      <text:p text:style-name="P56">Leider weiß ich nicht, wie dieses Programm auf Windows zu testen ist. In MacOS X funktioniert dies aber wie folgt:</text:p>
      <text:list xml:id="list1218470192" text:style-name="L3">
        <text:list-item>
          <text:p text:style-name="P57">Man geht davon aus, dass der Abeitspfad im Terminal <text:span text:style-name="T21">Users/bwinf </text:span><text:span text:style-name="T31">ist</text:span></text:p>
        </text:list-item>
        <text:list-item>
          <text:p text:style-name="P57"><text:span text:style-name="T31">Außerdem befindet sich die main.py Datei im Ordner </text:span><text:span text:style-name="T21">Users/bwinf/2020/Aufgabe1/TheodorTeslia/Aufgabe1/src</text:span></text:p>
          <text:p text:style-name="P58">und die Beispieldatei im Ordner <text:span text:style-name="T21">Users/bwinf/2020/Aufgabe1/TheodorTeslia/Aufgabe1/examples</text:span></text:p>
        </text:list-item>
        <text:list-item>
          <text:p text:style-name="P58">Im Terminal dann eingeben: </text:p>
        </text:list-item>
        <text:list-item>
          <text:p text:style-name="P59">cd 2020/Aufgabe/TheodorTeslia/Aufgabe1</text:p>
          <text:p text:style-name="P59">python3 src/main.py raetsel0.txt</text:p>
        </text:list-item>
        <text:list-item>
          <text:p text:style-name="P61">Dies gibt dann die Lösung der Datei raetsel0.txt aus</text:p>
        </text:list-item>
        <text:list-item>
          <text:p text:style-name="P60"><text:span text:style-name="T62">Um eine andere Eingabe-Datei zu verwenden muss man das </text:span><text:span text:style-name="T61">raetsel0.txt </text:span><text:span text:style-name="T62">mit einer</text:span><text:span text:style-name="T61"> .txt </text:span><text:span text:style-name="T62">Datei austauschen, die sich im</text:span><text:span text:style-name="T61"> examples </text:span><text:span text:style-name="T62">Ordner befindet</text:span></text:p>
        </text:list-item>
      </text:list>
      <text:h text:style-name="P50" text:outline-level="1"><text:bookmark-start text:name="__RefHeading___Toc2236_4178761632"/>Beispiele<text:bookmark-end text:name="__RefHeading___Toc2236_4178761632"/></text:h>
      <text:h text:style-name="Heading_20_3" text:outline-level="3"><text:bookmark-start text:name="__RefHeading___Toc1361_3110024316"/><text:span text:style-name="T57">Beispielhafte </text:span><text:span text:style-name="T58">D</text:span>urchführung des Programms<text:bookmark-end text:name="__RefHeading___Toc1361_3110024316"/></text:h>
      <text:p text:style-name="P38">beispiel0.txt:</text:p>
      <text:p text:style-name="P24">__<text:span text:style-name="T55">s __t e__ _______l, d__ ___t ___!</text:span></text:p>
      <text:p text:style-name="P25">toll das ist Beispiel ist ein das</text:p>
      <text:list xml:id="list305505075" text:style-name="L1">
        <text:list-item>
          <text:p text:style-name="P54">Kategorisierung:</text:p>
          <text:list>
            <text:list-item>
              <text:p text:style-name="P54">{ 3: [‘das’, ‘ist’, ‘ein’, ‘ist’, ‘das’], 4: [‘toll’], 8: [‘Beispiel’] }</text:p>
            </text:list-item>
            <text:list-item>
              <text:p text:style-name="P54">{ 3: [__s, __t, <text:span text:style-name="T56">e</text:span>__<text:span text:style-name="T56">, d__, ___], 4: [___t], 8: [_______l] }</text:span></text:p>
            </text:list-item>
          </text:list>
        </text:list-item>
        <text:list-item>
          <text:p text:style-name="P55">Erste Eindeutigkeit finden:</text:p>
          <text:list>
            <text:list-item>
              <text:p text:style-name="P55"><text:soft-page-break/>toll =&gt; ___t; Beispiel =&gt; _______l</text:p>
            </text:list-item>
          </text:list>
        </text:list-item>
        <text:list-item>
          <text:p text:style-name="P55">Doppelte finden und eindeutige Zuordnen:</text:p>
          <text:list>
            <text:list-item>
              <text:p text:style-name="P55">Zwei dimensionale Liste, die doppelte Wörter speichert: [ [0, 4], [1, 2] ] <text:span text:style-name="T23">(Indices aus given)</text:span></text:p>
              <text:list>
                <text:list-item>
                  <text:p text:style-name="P55">ist =&gt; __t; ist =&gt; ___</text:p>
                </text:list-item>
              </text:list>
            </text:list-item>
            <text:list-item>
              <text:p text:style-name="P55">das =&gt; __s, das =&gt; d__; <text:span text:style-name="T60">ein =&gt; e__</text:span></text:p>
            </text:list-item>
          </text:list>
        </text:list-item>
      </text:list>
      <text:p text:style-name="P30">==&gt; Alles zugeordnet: „das ist ein Beispiel, das toll ist!“</text:p>
      <text:p text:style-name="P21"><text:bookmark-start text:name="__RefHeading___Toc1255_3110024316"/>Text aus der Konsole <text:span text:style-name="T60">(MacOS X)</text:span>:<text:bookmark-end text:name="__RefHeading___Toc1255_3110024316"/></text:p>
      <text:p text:style-name="P23">Aufgabe1 % python3 src/main.py beispiel0.txt</text:p>
      <text:p text:style-name="P23"><text:tab/>das ist ein Beispiel, das toll ist!</text:p>
      <text:h text:style-name="Heading_20_3" text:outline-level="3"><text:bookmark-start text:name="__RefHeading___Toc1359_3110024316"/>Vorgegebene Beispiele (Rätsel der BwInf Seite)<text:bookmark-end text:name="__RefHeading___Toc1359_3110024316"/></text:h>
      <text:p text:style-name="P23">Aufgabe1 % python3 src/main.py raetsel0.txt</text:p>
      <text:p text:style-name="P23"><text:tab/>oh je, was für eine arbeit! </text:p>
      <text:p text:style-name="P23">Aufgabe1 % python3 src/main.py raetsel1.txt</text:p>
      <text:p text:style-name="P23"><text:tab/>Am Anfang wurde das Universum erschaffen. Das machte viele <text:tab/>Leute sehr wütend und wurde allenthalben als Schritt in die <text:tab/>falsche Richtung angesehen.</text:p>
      <text:p text:style-name="P23">Aufgabe1 % python3 src/main.py raetsel2.txt</text:p>
      <text:p text:style-name="P23"><text:tab/>Als Gregor Samsa eines Morgens aus unruhigen Träumen <text:tab/>erwachte, fand er sich in seinem Bett zu einem ungeheueren <text:tab/>Ungeziefer verwandelt.</text:p>
      <text:p text:style-name="P23"/>
      <text:p text:style-name="P23">Aufgabe1 % python3 src/main.py raetsel3.txt</text:p>
      <text:p text:style-name="P23"><text:tab/>Informatik ist die Wissenschaft von der systematischen <text:tab/>Darstellung, Speicherung, Verarbeitung und Übertragung von <text:tab/>Informationen, besonders der automatischen Verarbeitung mit <text:tab/>Digitalrechnern.</text:p>
      <text:p text:style-name="P23">Aufgabe1 % python3 src/main.py raetsel4.txt</text:p>
      <text:p text:style-name="P23"><text:tab/>Opa Jürgen blättert in einer Zeitschrift aus der Apotheke und <text:tab/>findet ein Rätsel. Es ist eine Liste von Wörtern gegeben, die <text:tab/>in die richtige Reihenfolge gebracht werden sollen, so dass <text:soft-page-break/><text:tab/>sie eine lustige Geschichte ergeben. Leerzeichen und <text:tab/>Satzzeichen sowie einige Buchstaben sind schon vorgegeben.</text:p>
      <text:h text:style-name="P49" text:outline-level="1"><text:bookmark-start text:name="__RefHeading___Toc2238_4178761632"/>Quellcode<text:bookmark-end text:name="__RefHeading___Toc2238_4178761632"/></text:h>
      <text:h text:style-name="P52" text:outline-level="3"><text:bookmark-start text:name="__RefHeading___Toc1937_3110024316"/>recursiveSolution(searched, given, cat)<text:bookmark-end text:name="__RefHeading___Toc1937_3110024316"/></text:h>
      <text:p text:style-name="P26">def recursiveSolution(searched, given, cat):</text:p>
      <text:p text:style-name="P26"><text:s text:c="4"/>for iterate in range(len(given[cat]) - 1, -1, -1): <text:s/># Iteration through words in a category</text:p>
      <text:p text:style-name="P26"><text:s text:c="8"/>counter = 0</text:p>
      <text:p text:style-name="P26"><text:s text:c="8"/>hiddenIndex = int</text:p>
      <text:p text:style-name="P26"><text:s text:c="8"/>for jIter in range(len(searched[cat])): <text:s/># Check w/ every hidden word if it would match</text:p>
      <text:p text:style-name="P26"><text:s text:c="12"/>if wouldFit(searched[cat][jIter], given[cat][iterate]) and searched[cat<text:span text:style-name="T58">]</text:span>[jIter].completedWord == '':</text:p>
      <text:p text:style-name="P26"><text:s text:c="16"/>counter += 1</text:p>
      <text:p text:style-name="P26"><text:s text:c="16"/>hiddenIndex = jIter</text:p>
      <text:p text:style-name="P26"><text:s text:c="8"/>if counter == 1:</text:p>
      <text:p text:style-name="P26"><text:s text:c="12"/>searched[cat][hiddenIndex].completedWord = given[cat][iterate]</text:p>
      <text:p text:style-name="P26"><text:s text:c="12"/>del given[cat][iterate]</text:p>
      <text:p text:style-name="P26"><text:s text:c="12"/>continue</text:p>
      <text:p text:style-name="P26"><text:s text:c="4"/>if len(given[cat]) != 0: <text:s/># See notes for logical reference</text:p>
      <text:p text:style-name="P26"><text:s text:c="8"/>fixDuplicateWords(searched, given, cat)</text:p>
      <text:p text:style-name="P26"><text:s text:c="8"/>recursiveSolution(searched, given, cat)</text:p>
      <text:p text:style-name="P26"><text:s text:c="4"/>return</text:p>
      <text:h text:style-name="P53" text:outline-level="3"><text:bookmark-start text:name="__RefHeading___Toc1939_3110024316"/>fixDuplicateWords(searched, given, cat)<text:bookmark-end text:name="__RefHeading___Toc1939_3110024316"/></text:h>
      <text:p text:style-name="P27">def fixDuplicateWords(searched, given, cat):</text:p>
      <text:p text:style-name="P27"><text:s text:c="4"/>duplicateMem = []</text:p>
      <text:p text:style-name="P27"><text:s text:c="4"/>alreadyUsed = []</text:p>
      <text:p text:style-name="P27"><text:s text:c="4"/>for iterate in range(len(given[cat])): <text:s/># Save occurences of duplicate word in array</text:p>
      <text:p text:style-name="P27"><text:s text:c="8"/>duplicateMem.append([]) <text:s/># First Index: Position of word in given[cat]</text:p>
      <text:p text:style-name="P27"><text:s text:c="8"/>duplicateMem[iterate].append(iterate) <text:s/># Second Index: Positions of duplicates</text:p>
      <text:p text:style-name="P27"><text:s text:c="8"/>for jIter in range(iterate+1, len(given[cat])): <text:s/># Duplicates aren't written twice...</text:p>
      <text:p text:style-name="P27"><text:s text:c="12"/>if given[cat][iterate] == given[cat][jIter] and jIter not in alreadyUsed:</text:p>
      <text:p text:style-name="P27"><text:s text:c="16"/>duplicateMem[iterate].append(jIter) <text:s/># ... (i.e. [[0,2], [1], [0, 2]] would not occur</text:p>
      <text:p text:style-name="P27"><text:s text:c="16"/>alreadyUsed.append(jIter) <text:s/># It would be: [[0,2], [1], [2]]</text:p>
      <text:p text:style-name="P27"/>
      <text:p text:style-name="P27"><text:s text:c="4"/>for subArr in range(len(duplicateMem)-1, -1, -1): <text:s/># deleting everything that doen't have a duplicate</text:p>
      <text:p text:style-name="P27"><text:s text:c="8"/>if len(duplicateMem[subArr]) == 1:</text:p>
      <text:p text:style-name="P27"><text:soft-page-break/><text:s text:c="12"/>del duplicateMem[subArr]</text:p>
      <text:p text:style-name="P27"/>
      <text:p text:style-name="P27"><text:s text:c="4"/>for iterate in range(len(duplicateMem) - 1, -1, -1): <text:s/># Iteration through duplicate words</text:p>
      <text:p text:style-name="P27"><text:s text:c="8"/>counter = 0</text:p>
      <text:p text:style-name="P27"><text:s text:c="8"/>hiddenIndex = []</text:p>
      <text:p text:style-name="P27"><text:s text:c="8"/>for jIter in range(len(searched[cat])): <text:s/># Check w/ every hidden word if it would match</text:p>
      <text:p text:style-name="P27"><text:s text:c="12"/>if wouldFit(searched[cat][jIter], given[cat][duplicateMem[iterate][0]]) and searched[cat][jIter].completedWord == '':</text:p>
      <text:p text:style-name="P27"><text:s text:c="16"/>counter += 1</text:p>
      <text:p text:style-name="P27"><text:s text:c="16"/>hiddenIndex.append(jIter)</text:p>
      <text:p text:style-name="P27"><text:s text:c="8"/>if counter == len(duplicateMem[iterate]): <text:s/># Check if there are as many possibilities as duplicate words</text:p>
      <text:p text:style-name="P27"><text:s text:c="12"/>for duplicateWord in range(len(duplicateMem[iterate])-1, -1, -1): <text:s/># For every word, mark as finished...</text:p>
      <text:p text:style-name="P27"><text:s text:c="16"/># searched[cat][duplicateMem[iterate][duplicateWord]].completedWord = given[cat][duplicateMem[iterate][duplicateWord]]</text:p>
      <text:p text:style-name="P27"><text:s text:c="16"/>searched[cat][hiddenIndex[duplicateWord]].completedWord = given[cat][duplicateMem[iterate][duplicateWord]]</text:p>
      <text:p text:style-name="P27"><text:s text:c="16"/>del given[cat][duplicateMem[iterate][duplicateWord]] <text:s/># ...(mark as finished) &amp; delete</text:p>
      <text:p text:style-name="P27"/>
      <text:p text:style-name="P27"><text:s text:c="16"/>for jIter in range(len(duplicateMem)): <text:s/># Loweres every index that is higher than the index that deletes</text:p>
      <text:p text:style-name="P27"><text:s text:c="20"/>for kIter in range(len(duplicateMem[jIter])): <text:s/># Else it would point to wrong element because elements shift on eto left</text:p>
      <text:p text:style-name="P27"><text:s text:c="24"/>if duplicateMem[jIter][kIter] &gt; duplicateMem[iterate][duplicateWord]: <text:s/># But indexes would't</text:p>
      <text:p text:style-name="P27"><text:s text:c="28"/>duplicateMem[jIter][kIter] -=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Menlo" svg:font-family="Menlo"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text-properties style:font-name="Liberation Serif" fo:font-family="'Liberation Serif'" style:font-family-generic="roman" style:font-pitch="variable" officeooo:rsid="003815d9"/>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text:reference-ref text:reference-format="text" text:ref-name="Aufgabe">Aufgabe 1: Wörter aufräumen</text:reference-ref><text:tab/><text:tab/><text:span text:style-name="MT1">Team-ID: </text:span><text:span text:style-name="MT1"><text:reference-ref text:reference-format="text" text:ref-name="TeamId">Error: Reference source not found</text:reference-ref></text:span></text:p>
      </style:header>
      <style:header-first>
        <text:p text:style-name="MP1"/>
      </style:header-first>
      <style:footer>
        <text:p text:style-name="MP2"><text:tab/><text:page-number text:select-page="current">7</text:page-number>/<text:page-count>7</text:page-count></text:p>
      </style:footer>
      <style:footer-first>
        <text:p text:style-name="MP2"><text:tab/><text:page-number text:select-page="current">1</text:page-number>/<text:page-count>7</text:page-count></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28T19:33:05.651043565</meta:creation-date>
    <meta:editing-duration>PT39M27S</meta:editing-duration>
    <meta:editing-cycles>8</meta:editing-cycles>
    <meta:generator>LibreOffice/7.0.1.2$MacOSX_X86_64 LibreOffice_project/7cbcfc562f6eb6708b5ff7d7397325de9e764452</meta:generator>
    <dc:date>2020-10-28T21:01:41.716464914</dc:date>
    <meta:document-statistic meta:table-count="4" meta:image-count="0" meta:object-count="0" meta:page-count="7" meta:paragraph-count="168" meta:word-count="1583" meta:character-count="11934" meta:non-whitespace-character-count="10021"/>
  </office:meta>
</office:document-meta>
</file>